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8.103cm" fo:min-width="7.942cm"/>
    </style:style>
    <style:style style:name="gr2" style:family="graphic" style:parent-style-name="standard">
      <style:graphic-properties draw:textarea-horizontal-align="justify" draw:textarea-vertical-align="middle" draw:auto-grow-height="false" fo:min-height="6.038cm" fo:min-width="6.146cm"/>
    </style:style>
    <style:style style:name="gr3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11.811cm" svg:x="4.556cm" svg:y="3.286cm">
          <text:p text:style-name="P1">Shasini Imeshika</text:p>
          <text:p text:style-name="P1">17020344</text:p>
          <text:p text:style-name="P1"/>
          <text:p text:style-name="P1">IS11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398cm" svg:height="8.89cm" svg:x="10.779cm" svg:y="15.9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4.572cm" svg:height="2.413cm" svg:x="3.286cm" svg:y="16.367cm">
          <draw:text-box>
            <text:p>Hello fri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59.453479448</meta:creation-date>
    <dc:date>2018-02-19T15:53:05.250893726</dc:date>
    <meta:editing-duration>PT38M6S</meta:editing-duration>
    <meta:editing-cycles>3</meta:editing-cycles>
    <meta:generator>LibreOffice/5.1.6.2$Linux_X86_64 LibreOffice_project/10m0$Build-2</meta:generator>
    <meta:document-statistic meta:object-count="3"/>
  </office:meta>
</office:document-meta>
</file>